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0pt" style:font-size-asian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P4" style:family="paragraph" style:parent-style-name="Standard">
      <style:text-properties style:font-name="Courier New" fo:font-size="8pt" style:font-size-asian="8pt" style:font-size-complex="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style:font-name="Courier New" fo:font-size="9pt" style:font-size-asian="9pt" style:font-size-complex="9pt"/>
    </style:style>
    <style:style style:name="P7" style:family="paragraph" style:parent-style-name="Text_20_body">
      <style:text-properties style:font-name="Cambria" fo:font-size="12pt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Courier New" fo:font-size="9pt" style:font-size-asian="9pt" style:font-size-complex="9pt"/>
    </style:style>
    <style:style style:name="P11" style:family="paragraph" style:parent-style-name="Body_20_Text_20_First_20_Indent">
      <style:paragraph-properties fo:text-align="center" style:justify-single-word="false"/>
    </style:style>
    <style:style style:name="P12" style:family="paragraph" style:parent-style-name="Contents_20_3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Cambria" fo:font-size="12pt" style:font-size-asian="12pt" style:font-size-complex="12pt"/>
    </style:style>
    <style:style style:name="P14" style:family="paragraph" style:parent-style-name="Standard">
      <style:text-properties style:font-name="Courier New" fo:font-size="8pt" style:font-size-asian="8pt" style:font-size-complex="8pt"/>
    </style:style>
    <style:style style:name="P15" style:family="paragraph" style:parent-style-name="Standard">
      <style:text-properties style:font-name="Courier" fo:font-size="10pt" style:font-size-asian="10pt"/>
    </style:style>
    <style:style style:name="P16" style:family="paragraph" style:parent-style-name="Contents_20_Heading" style:master-page-name="Standard">
      <style:paragraph-properties fo:text-align="center" style:justify-single-word="false" style:page-number="auto"/>
    </style:style>
    <style:style style:name="P17" style:family="paragraph" style:parent-style-name="Text_20_body" style:list-style-name="L1"/>
    <style:style style:name="P18" style:family="paragraph" style:parent-style-name="Text_20_body">
      <style:text-properties style:font-name="Cambria" fo:font-size="12pt" style:font-size-asian="12pt" style:font-size-complex="12pt"/>
    </style:style>
    <style:style style:name="P19" style:family="paragraph" style:parent-style-name="Text_20_body">
      <style:text-properties style:font-name="Courier New" fo:font-size="9pt" style:font-size-asian="9pt" style:font-size-complex="9pt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21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Courier New" fo:font-size="8pt" style:font-size-asian="8pt" style:font-size-complex="8pt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ambria" fo:font-size="12pt" style:font-size-asian="12pt" style:font-size-complex="12pt"/>
    </style:style>
    <style:style style:name="T6" style:family="text">
      <style:text-properties style:font-name="Cambria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Cambria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116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aking images portable within xCAT</text:p>
      <text:p text:style-name="P5">Originated by: <text:a xlink:type="simple" xlink:href="mailto:vallard@sumavi.com"><text:span text:style-name="Internet_20_link">vallard@sumavi.com</text:span></text:a></text:p>
      <text:p text:style-name="P2">Updated by: IBM</text:p>
      <text:p text:style-name="P11"><text:date style:data-style-name="N5036" text:date-value="2010-09-15T12:35:37.75">09/15/2010</text:date>, <text:time style:data-style-name="N116" text:time-value="2010-09-15T12:35:37.75">PM 12:35:38</text:time>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1. Overview<text:tab/>1</text:p>
          <text:p text:style-name="P21">2. Exporting an image<text:tab/>1</text:p>
          <text:p text:style-name="P21">3. Importing an image<text:tab/>2</text:p>
          <text:p text:style-name="P21">4. Modify an image (optional)<text:tab/>3</text:p>
          <text:p text:style-name="P21">5. Deploying <text:s/>nodes <text:tab/>3</text:p>
          <text:p text:style-name="P21">6. Appendix<text:tab/>3</text:p>
          <text:p text:style-name="P12">manifest.xml<text:tab/>4</text:p>
          <text:p text:style-name="P12">Exported files<text:tab/>5</text:p>
        </text:index-body>
      </text:table-of-content>
      <text:p text:style-name="P11"/>
      <text:h text:style-name="Heading_20_2" text:outline-level="2">1. Overview</text:h>
      <text:p text:style-name="Standard"><text:s/><text:span text:style-name="T8"><text:s text:c="3"/>We want to create a system of making xCAT images more portable so that they can be shared and prevent people from reinventing the wheel. <text:s/>While every install is unique there are some things that can be shared among different sites to make images more portable. <text:s/>In addition, creating a method like this allows us to create snap shots of images we may find useful to revert to in different situations. </text:span></text:p>
      <text:p text:style-name="Standard"><text:span text:style-name="T8"><text:s text:c="4"/>Image exporting and importing are supported for statefull (diskfull), stateless (diskless) and statelite clusters. In the following chapters we'll show you how to use </text:span><text:span text:style-name="T9">imgexport</text:span><text:span text:style-name="T8"> <text:s/>and </text:span><text:span text:style-name="T9">imgimport</text:span><text:span text:style-name="T8"> commands to export and import images. <text:s/>The man pages for the commands can be found at </text:span><text:a xlink:type="simple" xlink:href="http://xcat.sourceforge.net/man1/imgimport.1.html"><text:span text:style-name="T8">http://xcat.sourceforge.net/man1/imgimport.1.html</text:span></text:a><text:span text:style-name="T8"> <text:s/>and</text:span></text:p>
      <text:p text:style-name="Standard"><text:a xlink:type="simple" xlink:href="http://xcat.sourceforge.net/man1/imgexport.1.html"><text:span text:style-name="T8">http://xcat.sourceforge.net/man1/imgexport.1.html</text:span></text:a><text:span text:style-name="T8"> <text:s/></text:span></text:p>
      <text:h text:style-name="Heading_20_2" text:outline-level="2">2. Exporting an image</text:h>
      <text:p text:style-name="Standard">1. <text:s/>The user has a working image and the image is defined in the <text:span text:style-name="T2">osimage</text:span> table and <text:span text:style-name="T2">linuximage</text:span> table.</text:p>
      <text:p text:style-name="Standard">example:</text:p>
      <text:p text:style-name="P4">lsdef -t osimage myimage</text:p>
      <text:p text:style-name="P4"><text:s text:c="2"/>Object name: myimage</text:p>
      <text:p text:style-name="P4"><text:s text:c="4"/>exlist=/install/custom/netboot/sles/compute1.exlist</text:p>
      <text:p text:style-name="P4"><text:s text:c="4"/>imagetype=linux</text:p>
      <text:p text:style-name="P4"><text:s text:c="4"/>netdrivers=e1000</text:p>
      <text:p text:style-name="P4"><text:s text:c="4"/>osarch=ppc64</text:p>
      <text:p text:style-name="P4"><text:s text:c="4"/>osname=Linux</text:p>
      <text:p text:style-name="P4"><text:s text:c="4"/>osvers=sles11</text:p>
      <text:p text:style-name="P4"><text:s text:c="4"/>otherpkgdir=/install/post/otherpkgs/sles11/ppc64</text:p>
      <text:p text:style-name="P4"><text:s text:c="4"/>otherpkglist=/install/custom/netboot/sles/compute1.otherpkgs.pkglist</text:p>
      <text:p text:style-name="P4"><text:s text:c="4"/>pkgdir=/install/sles11/ppc64</text:p>
      <text:p text:style-name="P4"><text:s text:c="4"/>pkglist=/install/custom/netboot/sles/compute1.pkglist</text:p>
      <text:p text:style-name="P4"><text:s text:c="4"/>postinstall=/install/custom/netboot/sles/compute1.postinstall</text:p>
      <text:p text:style-name="P4"><text:s text:c="4"/>profile=compute1</text:p>
      <text:p text:style-name="P4"><text:soft-page-break/><text:s text:c="4"/>provmethod=netboot</text:p>
      <text:p text:style-name="P4"><text:s text:c="4"/>rootimgdir=/install/netboot/sles11/ppc64/compute1</text:p>
      <text:p text:style-name="P4"><text:s text:c="4"/>synclists=/install/custom/netboot/sles/compute1.list</text:p>
      <text:p text:style-name="Standard"/>
      <text:p text:style-name="Standard">2. <text:s/>The user runs the <text:span text:style-name="T1">imgexport</text:span> command</text:p>
      <text:p text:style-name="Standard">example:</text:p>
      <text:p text:style-name="P9">imgexport myimage -p node1 -e /install/postscripts/myscript1 -e /install/postscripts/myscript2</text:p>
      <text:p text:style-name="P10">(-p and -e are optional)</text:p>
      <text:p text:style-name="P1"><text:span text:style-name="T5">A bundle file called </text:span><text:span text:style-name="T7">myimage.tgz</text:span><text:span text:style-name="T5"> will be created under the current directory. The bundle file contains the ramdisk, boot kernel, the root image and all the configuration files for generating the image for a stateless and statelite cluster. <text:s/>For statelite, it also contains the contents of the </text:span><text:span text:style-name="T6">litefile</text:span><text:span text:style-name="T5"> table for the image. For statefull, it contains the kickstart/autoyast configuration file. (see appendix). <text:s/>The </text:span><text:span text:style-name="T6">-p</text:span><text:span text:style-name="T5"> flag puts the names of the postscripts for node1 into the image bundle. <text:s/>The </text:span><text:span text:style-name="T6">-e</text:span><text:span text:style-name="T5"> flags put additional files into the bundle. In this case two postscripts </text:span><text:span text:style-name="T7">myscript1</text:span><text:span text:style-name="T5"> and </text:span><text:span text:style-name="T7">myscript2</text:span><text:span text:style-name="T5"> are included. </text:span></text:p>
      <text:p text:style-name="P1"><text:span text:style-name="T5"/></text:p>
      <text:p text:style-name="Standard">This image can now be used on other systems.</text:p>
      <text:p text:style-name="Standard"/>
      <text:h text:style-name="Heading_20_2" text:outline-level="2">3. Importing an image</text:h>
      <text:p text:style-name="Standard">1. <text:s/>User downloads a image bundle file from somewhere. <text:s/>(Sumavi.com will be hosting many of these)</text:p>
      <text:p text:style-name="Standard"/>
      <text:p text:style-name="Standard">2. User runs the <text:span text:style-name="T1">imgimport</text:span> command</text:p>
      <text:p text:style-name="Standard">example:</text:p>
      <text:p text:style-name="P10">imgimport myimage.tgz -p group1</text:p>
      <text:p text:style-name="P10">(-p is optional)</text:p>
      <text:p text:style-name="P10"/>
      <text:p text:style-name="P9"><text:span text:style-name="T5">This command fills out the </text:span><text:span text:style-name="T6">osimage</text:span><text:span text:style-name="T5"> <text:s/>and </text:span><text:span text:style-name="T6">linuximage</text:span><text:span text:style-name="T5"> tables, and populates file directories with appropriate files from the image bundle file such as ramdisk, boot kernel, root image, configuration files for stateless and statelite. <text:s/>Any additional files that come with the bundle file will also be put into the appropriate directories. <text:s/>For statelite, the </text:span><text:span text:style-name="T6">litefile</text:span><text:span text:style-name="T5"> table will be populated with the settings for the image. <text:s/>However, </text:span><text:span text:style-name="T6">litetree</text:span><text:span text:style-name="T5"> and the </text:span><text:span text:style-name="T6">statelite</text:span><text:span text:style-name="T5"> tables are not changed. If </text:span><text:span text:style-name="T6">-p</text:span><text:span text:style-name="T5"> flag is specified, the postscript names that come with the image will be put the into the </text:span><text:span text:style-name="T6">postscripts</text:span><text:span text:style-name="T5"> table for the given node or group. <text:s/></text:span></text:p>
      <text:p text:style-name="P13"/>
      <text:p text:style-name="P9"><text:span text:style-name="T5">Very often, the user wants to make a copy of an existing image on the same xCAT mn as a start point to make modifications. <text:s/>In this case, you can run </text:span><text:span text:style-name="T6">imgexport</text:span><text:span text:style-name="T5"> first as described on chapter 2, then run </text:span><text:span text:style-name="T6">imgimport</text:span><text:span text:style-name="T5"> with </text:span><text:span text:style-name="T6">-f</text:span><text:span text:style-name="T5"> flag to change the profile name of the image. That way the image will be copied into a different directory on the same xCAT mn. <text:s/></text:span></text:p>
      <text:p text:style-name="P13">example:</text:p>
      <text:p text:style-name="P10">imgimport myimage.tgz -p group1 -f compute2</text:p>
      <text:h text:style-name="Heading_20_2" text:outline-level="2"><text:soft-page-break/>4. Modify an image (optional)</text:h>
      <text:p text:style-name="Text_20_body">Skip this section if you want to use the image as is. </text:p>
      <text:p text:style-name="Text_20_body">1. The use can modify the image to fit his/her own need. The following can be modified:</text:p>
      <text:list xml:id="list32385787" text:style-name="L1">
        <text:list-item>
          <text:p text:style-name="P17">Modify .pkglist file to add or remove packges that are from the os distro.</text:p>
        </text:list-item>
        <text:list-item>
          <text:p text:style-name="P17">Modify .otherpkgs.pkglist to add or remove packages from other sources. Please refer to <text:a xlink:type="simple" xlink:href="http://xcat.svn.sourceforge.net/viewvc/xcat/xcat-core/trunk/xCAT-client/share/doc/xCAT2-updatenode.pdf">http://xcat.svn.sourceforge.net/viewvc/xcat/xcat-core/trunk/xCAT-client/share/doc/xCAT2-updatenode.pdf</text:a> for details. </text:p>
        </text:list-item>
        <text:list-item>
          <text:p text:style-name="P17">For statefull, modify the .tmpl file to change the kickstart/autoyast configuration.</text:p>
        </text:list-item>
        <text:list-item>
          <text:p text:style-name="P17">Modify .synclist file to change the files that are going to be synchronized to the nodes.</text:p>
        </text:list-item>
        <text:list-item>
          <text:p text:style-name="P17">For statelite, modify the litefile, litetree and statelite tables</text:p>
        </text:list-item>
        <text:list-item>
          <text:p text:style-name="P17">Modify the postscripts table for the nodes to be deployed.</text:p>
        </text:list-item>
        <text:list-item>
          <text:p text:style-name="P17">Modify the osimage and/or linuximage tables for the location of the source rpms and the rootimage location. </text:p>
        </text:list-item>
      </text:list>
      <text:p text:style-name="P7">2. For stateless and statelite, run genimage</text:p>
      <text:p text:style-name="P6">genimage image_name</text:p>
      <text:p text:style-name="P7">3. Run packimage/liteimg</text:p>
      <text:p text:style-name="P7">For stateless run packimage:</text:p>
      <text:p text:style-name="P6">packimage image_name</text:p>
      <text:p text:style-name="P7">For statelite run liteimg:</text:p>
      <text:p text:style-name="P6">liteimg image_name</text:p>
      <text:h text:style-name="Heading_20_2" text:outline-level="2">5. Deploying <text:s/>nodes </text:h>
      <text:p text:style-name="Standard">1. <text:s/>The user runs</text:p>
      <text:p text:style-name="P3"><text:span text:style-name="T11">nodeset osimage=&lt;image_name&gt;</text:span> </text:p>
      <text:p text:style-name="Standard">and the node is able to deploy.</text:p>
      <text:h text:style-name="Heading_20_2" text:outline-level="2">6. Appendix</text:h>
      <text:p text:style-name="Standard">You can only export/import one image at a time. <text:s/>Each tarball will have the following simple structure:</text:p>
      <text:p text:style-name="Standard"/>
      <text:p text:style-name="P8">manifest.xml</text:p>
      <text:p text:style-name="P8">&lt;files&gt;</text:p>
      <text:p text:style-name="P8">extra/ <text:s/>(optional)</text:p>
      <text:p text:style-name="Standard"/>
      <text:h text:style-name="Heading_20_3" text:outline-level="3"><text:soft-page-break/>manifest.xml</text:h>
      <text:p text:style-name="Standard">The <text:span text:style-name="T10">manifest.xml </text:span>will be analogous to an autoyast or windows unattend.xml file where it tells xCAT how to store the items. The following is an example for a stateless cluster.</text:p>
      <text:p text:style-name="P4"/>
      <text:p text:style-name="P4">manifest.xml:</text:p>
      <text:p text:style-name="P4"/>
      <text:p text:style-name="P4">&lt;?xml version="1.0"?&gt;</text:p>
      <text:p text:style-name="P4">&lt;xcatimage&gt;</text:p>
      <text:p text:style-name="P4"><text:s text:c="2"/>&lt;exlist&gt;/install/custom/netboot/sles/compute1.exlist&lt;/exlist&gt;</text:p>
      <text:p text:style-name="P4"><text:s text:c="2"/>&lt;extra&gt;</text:p>
      <text:p text:style-name="P4"><text:s text:c="4"/>&lt;dest&gt;/install/postscripts&lt;/dest&gt;</text:p>
      <text:p text:style-name="P4"><text:s text:c="4"/>&lt;src&gt;/install/postscripts/myscript1&lt;/src&gt;</text:p>
      <text:p text:style-name="P4"><text:s text:c="2"/>&lt;/extra&gt;</text:p>
      <text:p text:style-name="P4"><text:s text:c="2"/>&lt;imagename&gt;myimage&lt;/imagename&gt;</text:p>
      <text:p text:style-name="P4"><text:s text:c="2"/>&lt;imagetype&gt;linux&lt;/imagetype&gt;</text:p>
      <text:p text:style-name="P4"><text:s text:c="2"/>&lt;kernel&gt;/install/netboot/sles11/ppc64/compute1/kernel&lt;/kernel&gt;</text:p>
      <text:p text:style-name="P4"><text:s text:c="2"/>&lt;netdrivers&gt;e1000&lt;/netdrivers&gt;</text:p>
      <text:p text:style-name="P4"><text:s text:c="2"/>&lt;osarch&gt;ppc64&lt;/osarch&gt;</text:p>
      <text:p text:style-name="P4"><text:s text:c="2"/>&lt;osname&gt;Linux&lt;/osname&gt;</text:p>
      <text:p text:style-name="P4"><text:s text:c="2"/>&lt;osvers&gt;sles11&lt;/osvers&gt;</text:p>
      <text:p text:style-name="P4"><text:s text:c="2"/>&lt;otherpkgdir&gt;/install/post/otherpkgs/sles11/ppc64&lt;/otherpkgdir&gt;</text:p>
      <text:p text:style-name="P4"><text:s text:c="2"/>&lt;otherpkglist&gt;/install/custom/netboot/sles/compute1.otherpkgs.pkglist&lt;/otherpkglist&gt;</text:p>
      <text:p text:style-name="P4"><text:s text:c="2"/>&lt;pkgdir&gt;/install/sles11/ppc64&lt;/pkgdir&gt;</text:p>
      <text:p text:style-name="P4"><text:s text:c="2"/>&lt;pkglist&gt;/install/custom/netboot/sles/compute1.pkglist&lt;/pkglist&gt;</text:p>
      <text:p text:style-name="P4"><text:s text:c="2"/>&lt;postbootscripts&gt;my4,otherpkgs,my3,my4&lt;/postbootscripts&gt;</text:p>
      <text:p text:style-name="P4"><text:s text:c="2"/>&lt;postinstall&gt;/install/custom/netboot/sles/compute1.postinstall&lt;/postinstall&gt;</text:p>
      <text:p text:style-name="P4"><text:s text:c="2"/>&lt;postscripts&gt;syslog,remoteshell,my1,configrmcnode,syncfiles,my1,my2&lt;/postscripts&gt;</text:p>
      <text:p text:style-name="P4"><text:s text:c="2"/>&lt;profile&gt;compute1&lt;/profile&gt;</text:p>
      <text:p text:style-name="P4"><text:s text:c="2"/>&lt;provmethod&gt;netboot&lt;/provmethod&gt;</text:p>
      <text:p text:style-name="P4"><text:s text:c="2"/>&lt;ramdisk&gt;/install/netboot/sles11/ppc64/compute1/initrd-diskless.gz&lt;/ramdisk&gt;</text:p>
      <text:p text:style-name="P4"><text:s text:c="2"/>&lt;rootimg&gt;/install/netboot/sles11/ppc64/compute1/rootimg.gz&lt;/rootimg&gt;</text:p>
      <text:p text:style-name="P4"><text:s text:c="2"/>&lt;rootimgdir&gt;/install/netboot/sles11/ppc64/compute1&lt;/rootimgdir&gt;</text:p>
      <text:p text:style-name="P4"><text:s text:c="2"/>&lt;synclists&gt;/install/custom/netboot/sles/compute1.list&lt;/synclists&gt;</text:p>
      <text:p text:style-name="P4">&lt;/xcatimage&gt;</text:p>
      <text:p text:style-name="P1"/>
      <text:p text:style-name="Standard">In the above example, we have a directive of where the files came from and what needs to be processed.</text:p>
      <text:p text:style-name="Standard">For statelite, the following items are added:</text:p>
      <text:p text:style-name="Standard"/>
      <text:p text:style-name="Standard"><text:s/><text:span text:style-name="T3"><text:s/>&lt;litefile&gt;/install/netboot/sles11/ppc64/test/litefile.csv&lt;/litefile&gt;</text:span></text:p>
      <text:p text:style-name="P4"><text:s text:c="2"/>&lt;rootimgtree&gt;/install/netboot/sles11/ppc64/test/rootimg/rootimgtree.gz&lt;/rootimgtree&gt;</text:p>
      <text:p text:style-name="P4"/>
      <text:p text:style-name="Standard">Where &lt;<text:span text:style-name="T10">litefile</text:span>&gt; contains the contents of the <text:span text:style-name="T1">litefile</text:span> table for the image. The contents will be populated on the <text:span text:style-name="T1">litefile</text:span> table on the new xCAT mn when the image is imported. <text:s/>Please note that the two other important tables for statelite, <text:s/>which are <text:span text:style-name="T1">litetree</text:span> and <text:span text:style-name="T1">statelite</text:span>, are not exported because they contain the server info which may not be appropriate for the new xCAT mn. <text:s/>The user need to fill out these two tables by hand after the image is imported. </text:p>
      <text:p text:style-name="Standard">The &lt;<text:span text:style-name="T10">rootimgtree&gt;</text:span> contains all the files (compressed) from the rootimg directory. This file will be decompressed into <text:s/><text:span text:style-name="T4">/install/netboot/&lt;os&gt;/&lt;arch&gt;/&lt;profile&gt;/rootimg </text:span>directory when the image is imported.</text:p>
      <text:p text:style-name="Standard"/>
      <text:p text:style-name="Standard">Note that even though source destination information is included, all files that are standard will be copied to the appropriate place that xCAT thinks they should go.</text:p>
      <text:h text:style-name="Heading_20_3" text:outline-level="3"><text:soft-page-break/>Exported files</text:h>
      <text:p text:style-name="Text_20_body">The following files will be exported, assuming x is the profile name:</text:p>
      <text:p text:style-name="Text_20_body"><text:s/>For statefull:</text:p>
      <text:p text:style-name="P6"><text:s text:c="9"/>x.pkglist</text:p>
      <text:p text:style-name="P20"><text:s text:c="2"/>x.otherpkgs.pkglist</text:p>
      <text:p text:style-name="P6"><text:s text:c="9"/>x.tmpl</text:p>
      <text:p text:style-name="P6"><text:s text:c="9"/>x.synclist</text:p>
      <text:p text:style-name="Text_20_body">For stateless:</text:p>
      <text:p text:style-name="P6"><text:s text:c="9"/>kernel</text:p>
      <text:p text:style-name="P6"><text:s text:c="9"/>initrd.gz</text:p>
      <text:p text:style-name="P6"><text:s text:c="9"/>rootimg.gz</text:p>
      <text:p text:style-name="P6"><text:s text:c="9"/>x.pkglist</text:p>
      <text:p text:style-name="P6"><text:s text:c="9"/>x.otherpkgs.pkglist</text:p>
      <text:p text:style-name="P6"><text:s text:c="9"/>x.synclist</text:p>
      <text:p text:style-name="P6"><text:s text:c="9"/>x.postinstall</text:p>
      <text:p text:style-name="P6"><text:s text:c="9"/>x.exlist</text:p>
      <text:p text:style-name="Text_20_body">For statelite:</text:p>
      <text:p text:style-name="P6"><text:s text:c="9"/>kernel</text:p>
      <text:p text:style-name="P6"><text:s text:c="9"/>initrd.gz</text:p>
      <text:p text:style-name="P6"><text:s text:c="9"/>root image tree</text:p>
      <text:p text:style-name="P6"><text:s text:c="9"/>x.pkglist</text:p>
      <text:p text:style-name="P6"><text:s text:c="9"/>x.synclist</text:p>
      <text:p text:style-name="P6"><text:s text:c="9"/>x.otherpkgs.pkglist</text:p>
      <text:p text:style-name="P6"><text:s text:c="9"/>x.postinstall</text:p>
      <text:p text:style-name="P6"><text:s text:c="9"/>x.exlist</text:p>
      <text:p text:style-name="Text_20_body"><text:s/>Note: Although the postscripts names can be exported by using the <text:span text:style-name="T1">-p</text:span> flag. The postscripts themselves are not included in the bundle file by default. The use has to use <text:span text:style-name="T1">-e </text:span>flag to <text:s/>get them included one by one if need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mbria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3335in" fo:margin-bottom="0in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39in" fo:margin-bottom="0in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39in" fo:margin-bottom="0in" fo:keep-with-next="always"/>
      <style:text-properties fo:color="#4f81bd" style:font-name="Calibri" fo:font-weight="bold" style:font-weight-asian="bold" style:font-weight-complex="bold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allard Benincosa</meta:initial-creator>
    <meta:editing-cycles>39</meta:editing-cycles>
    <meta:creation-date>2010-03-30T23:55:00</meta:creation-date>
    <dc:date>2010-09-15T12:35:37.71</dc:date>
    <meta:editing-duration>PT03H36M07S</meta:editing-duration>
    <meta:generator>OpenOffice.org/3.0$Win32 OpenOffice.org_project/300m9$Build-9358</meta:generator>
    <meta:document-statistic meta:table-count="0" meta:image-count="0" meta:object-count="0" meta:page-count="5" meta:paragraph-count="143" meta:word-count="1051" meta:character-count="8492"/>
    <meta:user-defined meta:name="Info 1"/>
    <meta:user-defined meta:name="Info 2"/>
    <meta:user-defined meta:name="Info 3"/>
    <meta:user-defined meta:name="Info 4"/>
    <meta:template xlink:type="simple" xlink:actuate="onRequest" xlink:title="Normal.dotm" xlink:href=""/>
  </office:meta>
</office:document-meta>
</file>